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ierImpl.ModifierImpl( com . sun . mirror . declaration . Modifier delegat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odifierImpl.get( com . sun . mirror . declaration . Modifier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